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tall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Stall in Clean and Landing Configuration</text:p>
              </text:list-item>
              <text:list-item>
                <text:p>Stalls Climbs, Descents and Turns <text:s text:c="4"/>(Departure Stal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low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configure the aircraft for maximum endurance flight and state all observations and required actions.</text:p>
              </text:list-item>
              <text:list-item>
                <text:p>What particular observation applies to the control inputs compared to normal cruise fligh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Definition and 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3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cipient Sta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ully Developed Sta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slow flight and give examples for when slow flight is applicable.</text:p>
              </text:list-item>
              <text:list-item>
                <text:p>Mentally enter a slow flight in landing configuration from cruise flight and state all observations and required actions.</text:p>
              </text:list-item>
              <text:list-item>
                <text:p>Mentally perform a turn to the right in slow flight and state all observations and required actions.</text:p>
              </text:list-item>
              <text:list-item>
                <text:p>Mentally recover from a slow flight in landing configuration and state all observations and required action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2T12:15:50.458804696</dc:date>
    <meta:editing-duration>P2DT5H1M51S</meta:editing-duration>
    <meta:editing-cycles>677</meta:editing-cycles>
    <meta:generator>LibreOffice/4.2.7.2$Linux_x86 LibreOffice_project/420m0$Build-2</meta:generator>
    <meta:document-statistic meta:object-count="52"/>
  </office:meta>
</office:document-meta>
</file>